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146in"/>
    </style:style>
    <style:style style:name="co4" style:family="table-column">
      <style:table-column-properties fo:break-before="auto" style:column-width="1.155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gr1" style:family="graphic">
      <style:graphic-properties draw:ole-draw-aspect="1"/>
    </style:style>
  </office:automatic-styles>
  <office:body>
    <office:spreadsheet>
      <table:table table:name="GTX 680M" table:style-name="ta1">
        <table:shapes>
          <draw:frame draw:z-index="0" draw:style-name="gr1" svg:width="6.1602in" svg:height="2.778in" svg:x="2.6862in" svg:y="4.3882in">
            <draw:object draw:notify-on-update-of-ranges="'GTX 680M'.B2:'GTX 680M'.B13 'GTX 680M'.G1:'GTX 680M'.G1 'GTX 680M'.G2:'GTX 680M'.G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5" table:default-cell-style-name="Default"/>
        <table:table-row table:style-name="ro3">
          <table:table-cell table:number-columns-repeated="2" office:value-type="string">
            <text:p>test</text:p>
          </table:table-cell>
          <table:table-cell office:value-type="string">
            <text:p>flop</text:p>
          </table:table-cell>
          <table:table-cell office:value-type="string">
            <text:p>read troughput</text:p>
          </table:table-cell>
          <table:table-cell office:value-type="string">
            <text:p>write troughput</text:p>
          </table:table-cell>
          <table:table-cell office:value-type="string">
            <text:p>bytes</text:p>
          </table:table-cell>
          <table:table-cell office:value-type="string">
            <text:p>Time</text:p>
          </table:table-cell>
          <table:table-cell office:value-type="string">
            <text:p>flop/byte</text:p>
          </table:table-cell>
          <table:table-cell office:value-type="string">
            <text:p>Gflops</text:p>
          </table:table-cell>
          <table:table-cell/>
        </table:table-row>
        <table:table-row table:style-name="ro3">
          <table:table-cell office:value-type="string">
            <text:p>wave13pt cuda</text:p>
          </table:table-cell>
          <table:table-cell office:value-type="string">
            <text:p>cuda</text:p>
          </table:table-cell>
          <table:table-cell office:value-type="float" office:value="516160512">
            <text:p>516160512</text:p>
          </table:table-cell>
          <table:table-cell office:value-type="float" office:value="64.444">
            <text:p>64.444</text:p>
          </table:table-cell>
          <table:table-cell office:value-type="float" office:value="10.714">
            <text:p>10.714</text:p>
          </table:table-cell>
          <table:table-cell table:formula="of:=([.D2]+[.E2])*1024*1024*1024*[.G2]" office:value-type="float" office:value="954926508.000936">
            <text:p>954926508.000936</text:p>
          </table:table-cell>
          <table:table-cell office:value-type="float" office:value="0.011833">
            <text:p>0.011833</text:p>
          </table:table-cell>
          <table:table-cell table:formula="of:=[.C2]/[.F2]" office:value-type="float" office:value="0.540523807513252">
            <text:p>0.5405238075</text:p>
          </table:table-cell>
          <table:table-cell table:formula="of:=[.C2]/[.G2]/1000/1000/1000" office:value-type="float" office:value="43.620426941604">
            <text:p>43.6204269416</text:p>
          </table:table-cell>
          <table:table-cell table:formula="of:=[.I2]/[.I12]" office:value-type="float" office:value="0.884982675568326">
            <text:p>0.8849826756</text:p>
          </table:table-cell>
        </table:table-row>
        <table:table-row table:style-name="ro3">
          <table:table-cell office:value-type="string">
            <text:p>wave13pt cuda_shfl</text:p>
          </table:table-cell>
          <table:table-cell office:value-type="string">
            <text:p>shfl</text:p>
          </table:table-cell>
          <table:table-cell office:value-type="float" office:value="647486784">
            <text:p>647486784</text:p>
          </table:table-cell>
          <table:table-cell table:style-name="ce1" office:value-type="float" office:value="24450078">
            <text:p>24450078</text:p>
          </table:table-cell>
          <table:table-cell table:style-name="ce1" office:value-type="float" office:value="4069631">
            <text:p>4069631</text:p>
          </table:table-cell>
          <table:table-cell table:style-name="ce1" table:formula="of:=([.D3]+[.E3])*128" office:value-type="float" office:value="3650522752">
            <text:p>3650522752</text:p>
          </table:table-cell>
          <table:table-cell office:value-type="float" office:value="0.013589">
            <text:p>0.013589</text:p>
          </table:table-cell>
          <table:table-cell table:formula="of:=[.C3]/[.F3]" office:value-type="float" office:value="0.177368236821771">
            <text:p>0.1773682368</text:p>
          </table:table-cell>
          <table:table-cell table:formula="of:=[.C3]/[.G3]/1000/1000/1000" office:value-type="float" office:value="47.647861064096">
            <text:p>47.6478610641</text:p>
          </table:table-cell>
          <table:table-cell/>
        </table:table-row>
        <table:table-row table:style-name="ro3">
          <table:table-cell office:value-type="string">
            <text:p>wave13pt cuda_shmem1d</text:p>
          </table:table-cell>
          <table:table-cell office:value-type="string">
            <text:p>shmem1d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450073">
            <text:p>24450073</text:p>
          </table:table-cell>
          <table:table-cell table:style-name="ce1" office:value-type="float" office:value="4064256">
            <text:p>4064256</text:p>
          </table:table-cell>
          <table:table-cell table:style-name="ce1" table:formula="of:=([.D4]+[.E4])*128" office:value-type="float" office:value="3649834112">
            <text:p>3649834112</text:p>
          </table:table-cell>
          <table:table-cell office:value-type="float" office:value="0.011203">
            <text:p>0.011203</text:p>
          </table:table-cell>
          <table:table-cell table:formula="of:=[.C4]/[.F4]" office:value-type="float" office:value="0.141420266280858">
            <text:p>0.1414202663</text:p>
          </table:table-cell>
          <table:table-cell table:formula="of:=[.C4]/[.G4]/1000/1000/1000" office:value-type="float" office:value="46.0734189056503">
            <text:p>46.0734189057</text:p>
          </table:table-cell>
          <table:table-cell/>
        </table:table-row>
        <table:table-row table:style-name="ro3">
          <table:table-cell office:value-type="string">
            <text:p>wave13pt cuda_shmem1dreg1d</text:p>
          </table:table-cell>
          <table:table-cell office:value-type="string">
            <text:p>shmem1dreg1d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450081">
            <text:p>24450081</text:p>
          </table:table-cell>
          <table:table-cell table:style-name="ce1" office:value-type="float" office:value="4064273">
            <text:p>4064273</text:p>
          </table:table-cell>
          <table:table-cell table:style-name="ce1" table:formula="of:=([.D5]+[.E5])*128" office:value-type="float" office:value="3649837312">
            <text:p>3649837312</text:p>
          </table:table-cell>
          <table:table-cell office:value-type="float" office:value="0.011886">
            <text:p>0.011886</text:p>
          </table:table-cell>
          <table:table-cell table:formula="of:=[.C5]/[.F5]" office:value-type="float" office:value="0.141420142290441">
            <text:p>0.1414201423</text:p>
          </table:table-cell>
          <table:table-cell table:formula="of:=[.C5]/[.G5]/1000/1000/1000" office:value-type="float" office:value="43.4259222614841">
            <text:p>43.4259222615</text:p>
          </table:table-cell>
          <table:table-cell/>
        </table:table-row>
        <table:table-row table:style-name="ro3">
          <table:table-cell office:value-type="string">
            <text:p>wave13pt cuda_shmem1dreg1dvec2</text:p>
          </table:table-cell>
          <table:table-cell office:value-type="string">
            <text:p>shmem1dreg1dvec2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450078">
            <text:p>24450078</text:p>
          </table:table-cell>
          <table:table-cell table:style-name="ce1" office:value-type="float" office:value="4064256">
            <text:p>4064256</text:p>
          </table:table-cell>
          <table:table-cell table:style-name="ce1" table:formula="of:=([.D6]+[.E6])*128" office:value-type="float" office:value="3649834752">
            <text:p>3649834752</text:p>
          </table:table-cell>
          <table:table-cell office:value-type="float" office:value="0.011231">
            <text:p>0.011231</text:p>
          </table:table-cell>
          <table:table-cell table:formula="of:=[.C6]/[.F6]" office:value-type="float" office:value="0.141420241482757">
            <text:p>0.1414202415</text:p>
          </table:table-cell>
          <table:table-cell table:formula="of:=[.C6]/[.G6]/1000/1000/1000" office:value-type="float" office:value="45.9585532900009">
            <text:p>45.95855329</text:p>
          </table:table-cell>
          <table:table-cell/>
        </table:table-row>
        <table:table-row table:style-name="ro3">
          <table:table-cell office:value-type="string">
            <text:p>wave13pt cuda_shmem1dvec2</text:p>
          </table:table-cell>
          <table:table-cell office:value-type="string">
            <text:p>shmem1dvec2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450069">
            <text:p>24450069</text:p>
          </table:table-cell>
          <table:table-cell table:style-name="ce1" office:value-type="float" office:value="4065172">
            <text:p>4065172</text:p>
          </table:table-cell>
          <table:table-cell table:style-name="ce1" table:formula="of:=([.D7]+[.E7])*128" office:value-type="float" office:value="3649950848">
            <text:p>3649950848</text:p>
          </table:table-cell>
          <table:table-cell office:value-type="float" office:value="0.009836">
            <text:p>0.009836</text:p>
          </table:table-cell>
          <table:table-cell table:formula="of:=[.C7]/[.F7]" office:value-type="float" office:value="0.141415743251127">
            <text:p>0.1414157433</text:p>
          </table:table-cell>
          <table:table-cell table:formula="of:=[.C7]/[.G7]/1000/1000/1000" office:value-type="float" office:value="52.4766685644571">
            <text:p>52.4766685645</text:p>
          </table:table-cell>
          <table:table-cell/>
        </table:table-row>
        <table:table-row table:style-name="ro3">
          <table:table-cell office:value-type="string">
            <text:p>wave13pt cuda_shmem2d</text:p>
          </table:table-cell>
          <table:table-cell office:value-type="string">
            <text:p>shmem2d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450226">
            <text:p>24450226</text:p>
          </table:table-cell>
          <table:table-cell table:style-name="ce1" office:value-type="float" office:value="4064270">
            <text:p>4064270</text:p>
          </table:table-cell>
          <table:table-cell table:style-name="ce1" table:formula="of:=([.D8]+[.E8])*128" office:value-type="float" office:value="3649855488">
            <text:p>3649855488</text:p>
          </table:table-cell>
          <table:table-cell office:value-type="float" office:value="0.013591">
            <text:p>0.013591</text:p>
          </table:table-cell>
          <table:table-cell table:formula="of:=[.C8]/[.F8]" office:value-type="float" office:value="0.141419438028994">
            <text:p>0.141419438</text:p>
          </table:table-cell>
          <table:table-cell table:formula="of:=[.C8]/[.G8]/1000/1000/1000" office:value-type="float" office:value="37.9781113972482">
            <text:p>37.9781113972</text:p>
          </table:table-cell>
          <table:table-cell/>
        </table:table-row>
        <table:table-row table:style-name="ro3">
          <table:table-cell office:value-type="string">
            <text:p>wave13pt cuda_shmem2dreg1d</text:p>
          </table:table-cell>
          <table:table-cell office:value-type="string">
            <text:p>shmem2dreg1d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708261">
            <text:p>24708261</text:p>
          </table:table-cell>
          <table:table-cell table:style-name="ce1" office:value-type="float" office:value="4064263">
            <text:p>4064263</text:p>
          </table:table-cell>
          <table:table-cell table:style-name="ce1" table:formula="of:=([.D9]+[.E9])*128" office:value-type="float" office:value="3682883072">
            <text:p>3682883072</text:p>
          </table:table-cell>
          <table:table-cell office:value-type="float" office:value="0.01376">
            <text:p>0.01376</text:p>
          </table:table-cell>
          <table:table-cell table:formula="of:=[.C9]/[.F9]" office:value-type="float" office:value="0.14015120814566">
            <text:p>0.1401512081</text:p>
          </table:table-cell>
          <table:table-cell table:formula="of:=[.C9]/[.G9]/1000/1000/1000" office:value-type="float" office:value="37.5116651162791">
            <text:p>37.5116651163</text:p>
          </table:table-cell>
          <table:table-cell/>
        </table:table-row>
        <table:table-row table:style-name="ro3">
          <table:table-cell office:value-type="string">
            <text:p>wave13pt cuda_shmem2dreg1dvec2</text:p>
          </table:table-cell>
          <table:table-cell office:value-type="string">
            <text:p>shmem2dreg1dvec2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708278">
            <text:p>24708278</text:p>
          </table:table-cell>
          <table:table-cell table:style-name="ce1" office:value-type="float" office:value="4064426">
            <text:p>4064426</text:p>
          </table:table-cell>
          <table:table-cell table:style-name="ce1" table:formula="of:=([.D10]+[.E10])*128" office:value-type="float" office:value="3682906112">
            <text:p>3682906112</text:p>
          </table:table-cell>
          <table:table-cell office:value-type="float" office:value="0.015094">
            <text:p>0.015094</text:p>
          </table:table-cell>
          <table:table-cell table:formula="of:=[.C10]/[.F10]" office:value-type="float" office:value="0.14015033136962">
            <text:p>0.1401503314</text:p>
          </table:table-cell>
          <table:table-cell table:formula="of:=[.C10]/[.G10]/1000/1000/1000" office:value-type="float" office:value="34.1964033390751">
            <text:p>34.1964033391</text:p>
          </table:table-cell>
          <table:table-cell/>
        </table:table-row>
        <table:table-row table:style-name="ro3">
          <table:table-cell office:value-type="string">
            <text:p>wave13pt cuda_shmem2dvec2</text:p>
          </table:table-cell>
          <table:table-cell office:value-type="string">
            <text:p>shmem2dvec2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450294">
            <text:p>24450294</text:p>
          </table:table-cell>
          <table:table-cell table:style-name="ce1" office:value-type="float" office:value="4064572">
            <text:p>4064572</text:p>
          </table:table-cell>
          <table:table-cell table:style-name="ce1" table:formula="of:=([.D11]+[.E11])*128" office:value-type="float" office:value="3649902848">
            <text:p>3649902848</text:p>
          </table:table-cell>
          <table:table-cell office:value-type="float" office:value="0.014158">
            <text:p>0.014158</text:p>
          </table:table-cell>
          <table:table-cell table:formula="of:=[.C11]/[.F11]" office:value-type="float" office:value="0.141417603014512">
            <text:p>0.141417603</text:p>
          </table:table-cell>
          <table:table-cell table:formula="of:=[.C11]/[.G11]/1000/1000/1000" office:value-type="float" office:value="36.4571628761124">
            <text:p>36.4571628761</text:p>
          </table:table-cell>
          <table:table-cell/>
        </table:table-row>
        <table:table-row table:style-name="ro3">
          <table:table-cell office:value-type="string">
            <text:p>wave13pt cuda_vec2</text:p>
          </table:table-cell>
          <table:table-cell office:value-type="string">
            <text:p>vec2</text:p>
          </table:table-cell>
          <table:table-cell office:value-type="float" office:value="516160512">
            <text:p>516160512</text:p>
          </table:table-cell>
          <table:table-cell table:style-name="ce1" office:value-type="float" office:value="24450076">
            <text:p>24450076</text:p>
          </table:table-cell>
          <table:table-cell table:style-name="ce1" office:value-type="float" office:value="4064256">
            <text:p>4064256</text:p>
          </table:table-cell>
          <table:table-cell table:style-name="ce1" table:formula="of:=([.D12]+[.E12])*128" office:value-type="float" office:value="3649834496">
            <text:p>3649834496</text:p>
          </table:table-cell>
          <table:table-cell office:value-type="float" office:value="0.010472">
            <text:p>0.010472</text:p>
          </table:table-cell>
          <table:table-cell table:formula="of:=[.C12]/[.F12]" office:value-type="float" office:value="0.141420251401997">
            <text:p>0.1414202514</text:p>
          </table:table-cell>
          <table:table-cell table:formula="of:=[.C12]/[.G12]/1000/1000/1000" office:value-type="float" office:value="49.2895828877005">
            <text:p>49.2895828877</text:p>
          </table:table-cell>
          <table:table-cell/>
        </table:table-row>
        <table:table-row table:style-name="ro3">
          <table:table-cell office:value-type="string">
            <text:p>wave13pt cuda_vec2shfl</text:p>
          </table:table-cell>
          <table:table-cell office:value-type="string">
            <text:p>vec2shfl</text:p>
          </table:table-cell>
          <table:table-cell office:value-type="float" office:value="647486784">
            <text:p>647486784</text:p>
          </table:table-cell>
          <table:table-cell table:style-name="ce1" office:value-type="float" office:value="24450083">
            <text:p>24450083</text:p>
          </table:table-cell>
          <table:table-cell table:style-name="ce1" office:value-type="float" office:value="4064858">
            <text:p>4064858</text:p>
          </table:table-cell>
          <table:table-cell table:style-name="ce1" table:formula="of:=([.D13]+[.E13])*128" office:value-type="float" office:value="3649912448">
            <text:p>3649912448</text:p>
          </table:table-cell>
          <table:table-cell office:value-type="float" office:value="0.011151">
            <text:p>0.011151</text:p>
          </table:table-cell>
          <table:table-cell table:formula="of:=[.C13]/[.F13]" office:value-type="float" office:value="0.177397894668623">
            <text:p>0.1773978947</text:p>
          </table:table-cell>
          <table:table-cell table:formula="of:=[.C13]/[.G13]/1000/1000/1000" office:value-type="float" office:value="58.0653559322034">
            <text:p>58.0653559322</text:p>
          </table:table-cell>
          <table:table-cell/>
        </table:table-row>
        <table:table-row table:style-name="ro3">
          <table:table-cell office:value-type="string">
            <text:p>wave13pt pgi</text:p>
          </table:table-cell>
          <table:table-cell/>
          <table:table-cell office:value-type="float" office:value="516160512">
            <text:p>516160512</text:p>
          </table:table-cell>
          <table:table-cell office:value-type="float" office:value="23.538">
            <text:p>23.538</text:p>
          </table:table-cell>
          <table:table-cell office:value-type="float" office:value="10.159">
            <text:p>10.159</text:p>
          </table:table-cell>
          <table:table-cell table:formula="of:=([.D14]+[.E14])*1024*1024*1024*[.G14]" office:value-type="float" office:value="469170415.181234">
            <text:p>469170415.181234</text:p>
          </table:table-cell>
          <table:table-cell office:value-type="float" office:value="0.012967">
            <text:p>0.012967</text:p>
          </table:table-cell>
          <table:table-cell table:formula="of:=[.C14]/[.F14]" office:value-type="float" office:value="1.10015571165248">
            <text:p>1.1001557117</text:p>
          </table:table-cell>
          <table:table-cell table:formula="of:=[.C14]/[.G14]/1000/1000/1000" office:value-type="float" office:value="39.8057000077119">
            <text:p>39.8057000077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tricubic cuda</text:p>
          </table:table-cell>
          <table:table-cell/>
          <table:table-cell office:value-type="float" office:value="8210306412">
            <text:p>8210306412</text:p>
          </table:table-cell>
          <table:table-cell office:value-type="float" office:value="14.887">
            <text:p>14.887</text:p>
          </table:table-cell>
          <table:table-cell office:value-type="float" office:value="2.1131">
            <text:p>2.1131</text:p>
          </table:table-cell>
          <table:table-cell table:formula="of:=([.D16]+[.E16])*1024*1024*1024*[.G16]" office:value-type="float" office:value="1129284541.4321">
            <text:p>1129284541.4321</text:p>
          </table:table-cell>
          <table:table-cell office:value-type="float" office:value="0.061866">
            <text:p>0.061866</text:p>
          </table:table-cell>
          <table:table-cell table:formula="of:=[.C16]/[.F16]" office:value-type="float" office:value="7.27036110986532">
            <text:p>7.2703611099</text:p>
          </table:table-cell>
          <table:table-cell table:formula="of:=[.C16]/[.G16]/1000/1000/1000" office:value-type="float" office:value="132.711124236253">
            <text:p>132.7111242363</text:p>
          </table:table-cell>
          <table:table-cell/>
        </table:table-row>
        <table:table-row table:style-name="ro3">
          <table:table-cell office:value-type="string">
            <text:p>tricubic cuda_vec2</text:p>
          </table:table-cell>
          <table:table-cell/>
          <table:table-cell office:value-type="float" office:value="8275403656">
            <text:p>8275403656</text:p>
          </table:table-cell>
          <table:table-cell table:style-name="ce1" office:value-type="float" office:value="47625404">
            <text:p>47625404</text:p>
          </table:table-cell>
          <table:table-cell table:style-name="ce1" office:value-type="float" office:value="65746587">
            <text:p>65746587</text:p>
          </table:table-cell>
          <table:table-cell table:style-name="ce1" table:formula="of:=([.D17]+[.E17])*128" office:value-type="float" office:value="14511614848">
            <text:p>14511614848</text:p>
          </table:table-cell>
          <table:table-cell office:value-type="float" office:value="0.068161">
            <text:p>0.068161</text:p>
          </table:table-cell>
          <table:table-cell table:formula="of:=[.C17]/[.F17]" office:value-type="float" office:value="0.570260701009476">
            <text:p>0.570260701</text:p>
          </table:table-cell>
          <table:table-cell table:formula="of:=[.C17]/[.G17]/1000/1000/1000" office:value-type="float" office:value="121.40965737005">
            <text:p>121.4096573701</text:p>
          </table:table-cell>
          <table:table-cell/>
        </table:table-row>
        <table:table-row table:style-name="ro3">
          <table:table-cell office:value-type="string">
            <text:p>tricubic pgi</text:p>
          </table:table-cell>
          <table:table-cell/>
          <table:table-cell office:value-type="float" office:value="8210306412">
            <text:p>8210306412</text:p>
          </table:table-cell>
          <table:table-cell office:value-type="float" office:value="13.568">
            <text:p>13.568</text:p>
          </table:table-cell>
          <table:table-cell office:value-type="float" office:value="2.0855">
            <text:p>2.0855</text:p>
          </table:table-cell>
          <table:table-cell table:formula="of:=([.D18]+[.E18])*1024*1024*1024*[.G18]" office:value-type="float" office:value="1104979547.41931">
            <text:p>1104979547.41931</text:p>
          </table:table-cell>
          <table:table-cell office:value-type="float" office:value="0.065742">
            <text:p>0.065742</text:p>
          </table:table-cell>
          <table:table-cell table:formula="of:=[.C18]/[.F18]" office:value-type="float" office:value="7.43027907726911">
            <text:p>7.4302790773</text:p>
          </table:table-cell>
          <table:table-cell table:formula="of:=[.C18]/[.G18]/1000/1000/1000" office:value-type="float" office:value="124.886775759788">
            <text:p>124.8867757598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lbmd3q19_single cuda</text:p>
          </table:table-cell>
          <table:table-cell/>
          <table:table-cell office:value-type="float" office:value="4647684888">
            <text:p>4647684888</text:p>
          </table:table-cell>
          <table:table-cell office:value-type="float" office:value="29.599">
            <text:p>29.599</text:p>
          </table:table-cell>
          <table:table-cell office:value-type="float" office:value="34.235">
            <text:p>34.235</text:p>
          </table:table-cell>
          <table:table-cell table:formula="of:=([.D20]+[.E20])*1024*1024*1024*[.G20]" office:value-type="float" office:value="4120699083.86415">
            <text:p>4120699083.86415</text:p>
          </table:table-cell>
          <table:table-cell office:value-type="float" office:value="0.06012">
            <text:p>0.06012</text:p>
          </table:table-cell>
          <table:table-cell table:formula="of:=[.C20]/[.F20]" office:value-type="float" office:value="1.12788747574396">
            <text:p>1.1278874757</text:p>
          </table:table-cell>
          <table:table-cell table:formula="of:=[.C20]/[.G20]/1000/1000/1000" office:value-type="float" office:value="77.3068011976048">
            <text:p>77.3068011976</text:p>
          </table:table-cell>
          <table:table-cell/>
        </table:table-row>
        <table:table-row table:style-name="ro3">
          <table:table-cell office:value-type="string">
            <text:p>lbmd3q19_single pgi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divergence cuda</text:p>
          </table:table-cell>
          <table:table-cell/>
          <table:table-cell office:value-type="float" office:value="263225280">
            <text:p>263225280</text:p>
          </table:table-cell>
          <table:table-cell office:value-type="float" office:value="71.373">
            <text:p>71.373</text:p>
          </table:table-cell>
          <table:table-cell office:value-type="float" office:value="18.073">
            <text:p>18.073</text:p>
          </table:table-cell>
          <table:table-cell table:formula="of:=([.D23]+[.E23])*1024*1024*1024*[.G23]" office:value-type="float" office:value="716760783.207268">
            <text:p>716760783.207268</text:p>
          </table:table-cell>
          <table:table-cell office:value-type="float" office:value="0.007463">
            <text:p>0.007463</text:p>
          </table:table-cell>
          <table:table-cell table:formula="of:=[.C23]/[.F23]" office:value-type="float" office:value="0.367242860054583">
            <text:p>0.3672428601</text:p>
          </table:table-cell>
          <table:table-cell table:formula="of:=[.C23]/[.G23]/1000/1000/1000" office:value-type="float" office:value="35.2707061503417">
            <text:p>35.2707061503</text:p>
          </table:table-cell>
          <table:table-cell/>
        </table:table-row>
        <table:table-row table:style-name="ro3">
          <table:table-cell office:value-type="string">
            <text:p>divergence pgi</text:p>
          </table:table-cell>
          <table:table-cell/>
          <table:table-cell office:value-type="float" office:value="263225280">
            <text:p>263225280</text:p>
          </table:table-cell>
          <table:table-cell office:value-type="float" office:value="53.736">
            <text:p>53.736</text:p>
          </table:table-cell>
          <table:table-cell office:value-type="float" office:value="12.445">
            <text:p>12.445</text:p>
          </table:table-cell>
          <table:table-cell table:formula="of:=([.D24]+[.E24])*1024*1024*1024*[.G24]" office:value-type="float" office:value="873485593.684738">
            <text:p>873485593.684738</text:p>
          </table:table-cell>
          <table:table-cell office:value-type="float" office:value="0.012292">
            <text:p>0.012292</text:p>
          </table:table-cell>
          <table:table-cell table:formula="of:=[.C24]/[.F24]" office:value-type="float" office:value="0.301350453748874">
            <text:p>0.3013504537</text:p>
          </table:table-cell>
          <table:table-cell table:formula="of:=[.C24]/[.G24]/1000/1000/1000" office:value-type="float" office:value="21.4143573055646">
            <text:p>21.4143573056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Mae</meta:initial-creator>
    <meta:creation-date>2014-02-13T17:37:47</meta:creation-date>
    <dc:date>2014-02-21T10:50:48</dc:date>
    <dc:creator>Marcus Mae</dc:creator>
    <meta:editing-duration>PT20H15M27S</meta:editing-duration>
    <meta:editing-cycles>25</meta:editing-cycles>
    <meta:generator>LibreOffice/3.5$Linux_X86_64 LibreOffice_project/350m1$Build-2</meta:generator>
    <meta:document-statistic meta:table-count="3" meta:cell-count="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48cm" svg:height="7.057cm" xlink:href=".." xlink:type="simple" chart:class="chart:bar" chart:style-name="ch1">
        <chart:plot-area chart:style-name="ch2" table:cell-range-address="'GTX 680M'.B2:'GTX 680M'.B13 'GTX 680M'.G1:'GTX 680M'.G13" chart:data-source-has-labels="both" svg:x="1.445cm" svg:y="0.699cm" svg:width="13.579cm" svg:height="5.797cm">
          <chartooo:coordinate-region svg:x="2.543cm" svg:y="0.898cm" svg:width="12.481cm" svg:height="5.399cm"/>
          <chart:axis chart:dimension="x" chart:name="primary-x" chart:style-name="ch3" chartooo:axis-type="auto">
            <chartooo:date-scale/>
            <chart:categories table:cell-range-address="'GTX 680M'.B2:'GTX 680M'.B13"/>
          </chart:axis>
          <chart:axis chart:dimension="y" chart:name="primary-y" chart:style-name="ch4">
            <chart:title svg:x="0.451cm" svg:y="5.07cm" chart:style-name="ch5">
              <text:p>Kernel time, sec</text:p>
            </chart:title>
            <chart:grid chart:style-name="ch6" chart:class="major"/>
          </chart:axis>
          <chart:series chart:style-name="ch7" chart:values-cell-range-address="'GTX 680M'.G2:'GTX 680M'.G13" chart:label-cell-address="'GTX 680M'.G1:'GTX 680M'.G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GTX 680M'.G1:'GTX 680M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da</text:p>
                <draw:g>
                  <svg:desc>'GTX 680M'.B2:'GTX 680M'.B13</svg:desc>
                </draw:g>
              </table:table-cell>
              <table:table-cell office:value-type="float" office:value="0.011833">
                <text:p>0.011833</text:p>
                <draw:g>
                  <svg:desc>'GTX 680M'.G2:'GTX 680M'.G13</svg:desc>
                </draw:g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0.011203">
                <text:p>0.011203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0.011886">
                <text:p>0.011886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0.011231">
                <text:p>0.011231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0.013591">
                <text:p>0.013591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0.01376">
                <text:p>0.01376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0.015094">
                <text:p>0.015094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0.014158">
                <text:p>0.014158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0.010472">
                <text:p>0.010472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0.011151">
                <text:p>0.011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